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cha-Eltz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erner Übersetzungen aus dem Englischen und Französ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erner Übersetzungen aus dem Englischen und Französ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jmáj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Muttersprache/perfekte</text:p>
          </table:table-cell>
          <table:table-cell office:value-type="string" calcext:value-type="string">
            <text:p>Beherrschung</text:p>
          </table:table-cell>
          <table:table-cell office:value-type="string" calcext:value-type="string">
            <text:p>nachdem sie Ungarisch und Französisch vollkommen beherrsch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jmáj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erfekte</text:p>
          </table:table-cell>
          <table:table-cell office:value-type="string" calcext:value-type="string">
            <text:p>Beherrschung</text:p>
          </table:table-cell>
          <table:table-cell office:value-type="string" calcext:value-type="string">
            <text:p>nachdem sie Ungarisch und Französisch vollkommen beherrsch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jmáj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später</text:p>
          </table:table-cell>
          <table:table-cell office:value-type="string" calcext:value-type="string">
            <text:p>erlern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literarisches</text:p>
          </table:table-cell>
          <table:table-cell office:value-type="string" calcext:value-type="string">
            <text:p>Schaffen</text:p>
          </table:table-cell>
          <table:table-cell office:value-type="string" calcext:value-type="string">
            <text:p>Hier lernte sie erst deutsch, nachdem sie Ungarisch und Französisch vollkommen beherrschte</text:p>
          </table:table-cell>
        </table:table-row>
        <table:table-row table:style-name="ro1">
          <table:table-cell office:value-type="string" calcext:value-type="string">
            <text:p>Nigg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rlernt</text:p>
          </table:table-cell>
          <table:table-cell office:value-type="string" calcext:value-type="string">
            <text:p>Ausserdem lernte sie französisch, englisch und italieni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g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erlernt</text:p>
          </table:table-cell>
          <table:table-cell office:value-type="string" calcext:value-type="string">
            <text:p>Ausserdem lernte sie französisch, englisch und italieni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g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beruflich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Professorin</text:p>
          </table:table-cell>
          <table:table-cell office:value-type="string" calcext:value-type="string">
            <text:p>wirkte später als Professorin der italienischen Sprache drei Jahre hindu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eyer</text:p>
          </table:table-cell>
          <table:table-cell office:value-type="string" calcext:value-type="string">
            <text:p>Lu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wirkt als Übersetzerin aus dem Engl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den</text:p>
          </table:table-cell>
          <table:table-cell office:value-type="string" calcext:value-type="string">
            <text:p>Freia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us d. Holl übers, v. F. N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Professor Sladek unterrichtete sie in altklassischer und czechischer Litteratur, lateinischer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office:value-type="string" calcext:value-type="string">
            <text:p>Tschechisch</text:p>
          </table:table-cell>
          <table:table-cell office:value-type="string" calcext:value-type="string">
            <text:p>Literaturstudium</text:p>
          </table:table-cell>
          <table:table-cell office:value-type="string" calcext:value-type="string">
            <text:p>Professor Sladek unterrichtete sie in altklassischer und czechischer Litteratur, lateinischer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die Epen der russischen Dichter Puschkin und Lermont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office:value-type="string" calcext:value-type="string">
            <text:p>Lett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lettische Volkslieder...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übersetzte... französische... Dichtungen ins Deuts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englische Dichtungen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hler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chloss u. Hütte, od. christliche Ehe. Aus dem Eng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lschläger</text:p>
          </table:table-cell>
          <table:table-cell office:value-type="string" calcext:value-type="string">
            <text:p>Wilhelm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Leitfaden zum Erlernen der englischen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pk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Th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Lehrtätigkeit</text:p>
          </table:table-cell>
          <table:table-cell office:value-type="string" calcext:value-type="string">
            <text:p>war drei Jahre Lehrerin in einem Institute in England</text:p>
          </table:table-cell>
          <table:table-cell/>
        </table:table-row>
        <table:table-row table:style-name="ro1">
          <table:table-cell office:value-type="string" calcext:value-type="string">
            <text:p>Oertzen</text:p>
          </table:table-cell>
          <table:table-cell office:value-type="string" calcext:value-type="string">
            <text:p>Margaret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chwarz auf Weiss. Sort på Hvidt. Texten oversat på Nor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r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Türk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er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Türk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er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Türk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Türk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itz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nach dem Franz. des Frl. Ulliac Tremade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ll-Keller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schreibt gern Erzählungen nach dem Französischen und Engl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ell-Keller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schreibt gern Erzählungen nach dem Französischen und Engl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terloh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en Dissertation... A. O. aus dem Lateinischen über setzt 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Englischen, Holländ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Englischen, Holländ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Englischen, Holländ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Englischen, Holländ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se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tudierte seit 1880 mehrere Jahre in Berlin Sprachen und Litt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tese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Sprachhandbuch</text:p>
          </table:table-cell>
          <table:table-cell office:value-type="string" calcext:value-type="string">
            <text:p>Deutsch-dänisch-norwegisch. Kleines Handbuch der dän.-norweg.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se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Sprachhandbuch</text:p>
          </table:table-cell>
          <table:table-cell office:value-type="string" calcext:value-type="string">
            <text:p>Deutsch-dänisch-norwegisch. Kleines Handbuch der dän.-norweg.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zen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ublikation</text:p>
          </table:table-cell>
          <table:table-cell office:value-type="string" calcext:value-type="string">
            <text:p>Auch eine französische Zeitschrift »Journal français« öffnete ihre Spal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m-Nasareff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hat russische Romane und Novellen für deutsche Tageszeitungen überse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m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Dolmetschen</text:p>
          </table:table-cell>
          <table:table-cell office:value-type="string" calcext:value-type="string">
            <text:p>Lehrerin, Dolmetscherin, Agnes Palme. Leseübungen russischer Handschrif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oli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dier von Berton. Über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sie die Epen der russischen Dichter Puschkin und Lermont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Lett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lettische Volkslieder...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französische... Dichtungen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englische Dichtungen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Sprachstudium</text:p>
          </table:table-cell>
          <table:table-cell office:value-type="string" calcext:value-type="string">
            <text:p>Sie trieb privatim das Studium der lateinischen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Griechisch</text:p>
          </table:table-cell>
          <table:table-cell office:value-type="string" calcext:value-type="string">
            <text:p>Sprachstudium</text:p>
          </table:table-cell>
          <table:table-cell office:value-type="string" calcext:value-type="string">
            <text:p>dehnte sie ihre Studien auch auf die griechische Sprache a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ow</text:p>
          </table:table-cell>
          <table:table-cell office:value-type="string" calcext:value-type="string">
            <text:p>Athenae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 Obersteuermann. Rom. von Clark Russel. Übersetz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fl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Romane aus dem Französischen, Englischen und Italie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fl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Romane aus dem Französischen, Englischen und Italie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fl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Romane aus dem Französischen, Englischen und Italie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louze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Kunstwäscherin. Nach dem Franz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n</text:p>
          </table:table-cell>
          <table:table-cell office:value-type="string" calcext:value-type="string">
            <text:p>Josefine</text:p>
          </table:table-cell>
          <table:table-cell office:value-type="string" calcext:value-type="string">
            <text:p>Freiin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as die Grossmutter ihren Enkeln erzählte. Aus d. Franzö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siack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Romanische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at sie viel als Übersetzerin aus romanischen und slavischen Sprachen geleis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siack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lavische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at sie viel als Übersetzerin aus romanischen und slavischen Sprachen geleis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ritsch</text:p>
          </table:table-cell>
          <table:table-cell office:value-type="string" calcext:value-type="string">
            <text:p>Luis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wurde Übersetzerin aus dem Italienischen, sowie Sprachlehrer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lücker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acht Übersetzungen aus dem Französ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flücker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acht Übersetzungen aus dem Französ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elp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azare, komm heraus... Aus »Come forth«, frei übertr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8T13:02:49.728000000</dc:date>
    <meta:editing-duration>PT27M</meta:editing-duration>
    <meta:editing-cycles>2</meta:editing-cycles>
    <meta:generator>LibreOffice/7.4.5.1$Windows_X86_64 LibreOffice_project/9c0871452b3918c1019dde9bfac75448afc4b57f</meta:generator>
    <meta:document-statistic meta:table-count="1" meta:cell-count="320" meta:object-count="0"/>
  </office:meta>
</office:document-meta>
</file>